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1.499cm" fo:break-before="auto" style:use-optimal-row-height="true"/>
    </style:style>
    <style:style style:name="ro4" style:family="table-row">
      <style:table-row-properties style:row-height="2.381cm" fo:break-before="auto" style:use-optimal-row-height="true"/>
    </style:style>
    <style:style style:name="ro5" style:family="table-row">
      <style:table-row-properties style:row-height="2.452cm" fo:break-before="auto" style:use-optimal-row-height="true"/>
    </style:style>
    <style:style style:name="ro6" style:family="table-row">
      <style:table-row-properties style:row-height="2.928cm" fo:break-before="auto" style:use-optimal-row-height="true"/>
    </style:style>
    <style:style style:name="ro7" style:family="table-row">
      <style:table-row-properties style:row-height="1.9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新川 直樹</text:p>
          </table:table-cell>
          <table:table-cell/>
        </table:table-row>
        <table:table-row table:style-name="ro2">
          <table:table-cell office:value-type="string">
            <text:p>早朝の銀玉会館で銳利な刃物に刺</text:p>
            <text:p>され、血を流して死んでいた男。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男とともに銀玉会館に倒れていた</text:p>
            <text:p>女。頭部へ打擊を受けており、そ</text:p>
            <text:p>のショックで記憶を失った。</text:p>
          </table:table-cell>
          <table:table-cell/>
        </table:table-row>
        <table:table-row table:style-name="ro1">
          <table:table-cell office:value-type="string">
            <text:p>井原 治朗</text:p>
          </table:table-cell>
          <table:table-cell/>
        </table:table-row>
        <table:table-row table:style-name="ro3">
          <table:table-cell office:value-type="string">
            <text:p>パチパラ町の老医師。町の住人と</text:p>
            <text:p>共謀して、凶悪な立ち退き工作に</text:p>
            <text:p>立ち向かった。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4">
          <table:table-cell office:value-type="string">
            <text:p>先立たれた夫の形見ともいえる銀</text:p>
            <text:p>玉会館を守りつづける女性。</text:p>
            <text:p/>
            <text:p>パチパラ町を守るために井原たち</text:p>
            <text:p>に協力する。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3">
          <table:table-cell office:value-type="string">
            <text:p>タバコ屋の娘。中学３年生の女の</text:p>
            <text:p>子。母親はスナック「めぐみ」の</text:p>
            <text:p>ママ。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ミヨの友達。釣り具屋の娘。</text:p>
          </table:table-cell>
          <table:table-cell/>
        </table:table-row>
        <table:table-row table:style-name="ro1">
          <table:table-cell office:value-type="string">
            <text:p>お好み焼き屋</text:p>
          </table:table-cell>
          <table:table-cell/>
        </table:table-row>
        <table:table-row table:style-name="ro2">
          <table:table-cell office:value-type="string">
            <text:p>パチパラ町のお好み焼き屋「べん</text:p>
            <text:p>てん」の店主。</text:p>
          </table:table-cell>
          <table:table-cell/>
        </table:table-row>
        <table:table-row table:style-name="ro1">
          <table:table-cell office:value-type="string">
            <text:p>タバコ屋</text:p>
          </table:table-cell>
          <table:table-cell/>
        </table:table-row>
        <table:table-row table:style-name="ro2">
          <table:table-cell office:value-type="string">
            <text:p>パチパラ町のタバコ屋、「はしも</text:p>
            <text:p>と」のおばあちゃん。</text:p>
          </table:table-cell>
          <table:table-cell/>
        </table:table-row>
        <table:table-row table:style-name="ro1">
          <table:table-cell office:value-type="string">
            <text:p>情報屋</text:p>
          </table:table-cell>
          <table:table-cell/>
        </table:table-row>
        <table:table-row table:style-name="ro5">
          <table:table-cell office:value-type="string">
            <text:p>大海町にある病院「大海病院」、</text:p>
            <text:p>その待合室のソファに座る男。</text:p>
            <text:p>大海町のトイレで商売をしている</text:p>
            <text:p>男性との、やり取りの仕方を教え</text:p>
            <text:p>てくれる。</text:p>
          </table:table-cell>
          <table:table-cell/>
        </table:table-row>
        <table:table-row table:style-name="ro1">
          <table:table-cell office:value-type="string">
            <text:p>トイレの商人</text:p>
          </table:table-cell>
          <table:table-cell/>
        </table:table-row>
        <table:table-row table:style-name="ro5">
          <table:table-cell office:value-type="string">
            <text:p>大海町にある「キッチン たま」</text:p>
            <text:p>のトイレを商売場所としている闇</text:p>
            <text:p>商人。</text:p>
            <text:p>ここで買った品物は“例の場所”</text:p>
            <text:p>に配送されている。</text:p>
          </table:table-cell>
          <table:table-cell/>
        </table:table-row>
        <table:table-row table:style-name="ro1">
          <table:table-cell office:value-type="string">
            <text:p>洞口 明子</text:p>
          </table:table-cell>
          <table:table-cell/>
        </table:table-row>
        <table:table-row table:style-name="ro6">
          <table:table-cell office:value-type="string">
            <text:p>大海町の銭湯「海の湯」にて、番</text:p>
            <text:p>台のおばちゃんに風呂を覗かれた</text:p>
            <text:p>と通報してきた女性。</text:p>
            <text:p>その後、犯人を自ら探し出すため</text:p>
            <text:p>每日、海の湯前で行き交う人を監</text:p>
            <text:p>視している。</text:p>
          </table:table-cell>
          <table:table-cell/>
        </table:table-row>
        <table:table-row table:style-name="ro1">
          <table:table-cell office:value-type="string">
            <text:p>塀の上の野良猫</text:p>
          </table:table-cell>
          <table:table-cell/>
        </table:table-row>
        <table:table-row table:style-name="ro5">
          <table:table-cell office:value-type="string">
            <text:p>大海町の銭湯「海の湯」の塀の上</text:p>
            <text:p>で、人間を見下すようにふてぶて</text:p>
            <text:p>しく座っている野良猫。</text:p>
            <text:p>捕まえようとすると、走って逃げ</text:p>
            <text:p>て行く。</text:p>
          </table:table-cell>
          <table:table-cell/>
        </table:table-row>
        <table:table-row table:style-name="ro1">
          <table:table-cell office:value-type="string">
            <text:p>写真屋</text:p>
          </table:table-cell>
          <table:table-cell/>
        </table:table-row>
        <table:table-row table:style-name="ro2">
          <table:table-cell office:value-type="string">
            <text:p>大海町の写真館「小暮写真館」主</text:p>
            <text:p>人。趣味は人形の作成。</text:p>
          </table:table-cell>
          <table:table-cell/>
        </table:table-row>
        <table:table-row table:style-name="ro1">
          <table:table-cell office:value-type="string">
            <text:p>１０１号室の男</text:p>
          </table:table-cell>
          <table:table-cell/>
        </table:table-row>
        <table:table-row table:style-name="ro5">
          <table:table-cell office:value-type="string">
            <text:p>大海町にあるアパート、「メゾン</text:p>
            <text:p>大海」の１０１号室に住んでいる</text:p>
            <text:p>男性。</text:p>
            <text:p>部屋から外に出た姿を誰も見たこ</text:p>
            <text:p>とがない、不気味な男性。</text:p>
          </table:table-cell>
          <table:table-cell/>
        </table:table-row>
        <table:table-row table:style-name="ro1">
          <table:table-cell office:value-type="string">
            <text:p>番台のおばちゃん </text:p>
          </table:table-cell>
          <table:table-cell/>
        </table:table-row>
        <table:table-row table:style-name="ro5">
          <table:table-cell office:value-type="string">
            <text:p>大海町の銭湯「海の湯」の番台に</text:p>
            <text:p>座っているおばちゃん。</text:p>
            <text:p>先代から続く銭湯を一人で切り盛</text:p>
            <text:p>りする、パワフルな一面を持って</text:p>
            <text:p>いる。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大海町の公園で早朝行われている</text:p>
            <text:p>ラジオ体操の指導員。さわやかで</text:p>
            <text:p>健康的な青年。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プロボクサー。アルバイトとして</text:p>
            <text:p>大海町のパチンコ店「ベリーラッ</text:p>
            <text:p>キー」で慟いている。</text:p>
          </table:table-cell>
          <table:table-cell/>
        </table:table-row>
        <table:table-row table:style-name="ro1">
          <table:table-cell office:value-type="string">
            <text:p>大八</text:p>
          </table:table-cell>
          <table:table-cell/>
        </table:table-row>
        <table:table-row table:style-name="ro3">
          <table:table-cell office:value-type="string">
            <text:p>「ベリーラッキー」に出没するパ</text:p>
            <text:p>チプロ。</text:p>
            <text:p>いつもイライラしている。</text:p>
          </table:table-cell>
          <table:table-cell/>
        </table:table-row>
        <table:table-row table:style-name="ro1">
          <table:table-cell office:value-type="string">
            <text:p>沙織</text:p>
          </table:table-cell>
          <table:table-cell/>
        </table:table-row>
        <table:table-row table:style-name="ro2">
          <table:table-cell office:value-type="string">
            <text:p>「ベリーラッキー」の店員。</text:p>
            <text:p>柳田と親しかったという。</text:p>
          </table:table-cell>
          <table:table-cell/>
        </table:table-row>
        <table:table-row table:style-name="ro1">
          <table:table-cell office:value-type="string">
            <text:p>串カツ屋</text:p>
          </table:table-cell>
          <table:table-cell/>
        </table:table-row>
        <table:table-row table:style-name="ro3">
          <table:table-cell office:value-type="string">
            <text:p>パチパラ町の串カツ屋「串銀」の</text:p>
            <text:p>店主。本名沼尻辰男。銀玉会館か</text:p>
            <text:p>ら逃げる際に柳田に目擊された。</text:p>
          </table:table-cell>
          <table:table-cell/>
        </table:table-row>
        <table:table-row table:style-name="ro1">
          <table:table-cell office:value-type="string">
            <text:p>パチンコ台</text:p>
          </table:table-cell>
          <table:table-cell/>
        </table:table-row>
        <table:table-row table:style-name="ro7">
          <table:table-cell office:value-type="string">
            <text:p>ハンドルにペンキが塗られるとい</text:p>
            <text:p>うイタズラが続発しているパチン</text:p>
            <text:p>コ台。</text:p>
            <text:p>多くの客が被害に遭っている。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5">
          <table:table-cell office:value-type="string">
            <text:p>大胆な切り口からの批評で、かつ</text:p>
            <text:p>て一時代を築いた有名パチンコ評</text:p>
            <text:p>論家。</text:p>
            <text:p>最近の型にはまりきったパチンコ</text:p>
            <text:p>に不満を感じている。</text:p>
          </table:table-cell>
          <table:table-cell/>
        </table:table-row>
        <table:table-row table:style-name="ro1">
          <table:table-cell office:value-type="string">
            <text:p>板ばさみに合う夫</text:p>
          </table:table-cell>
          <table:table-cell/>
        </table:table-row>
        <table:table-row table:style-name="ro7">
          <table:table-cell office:value-type="string">
            <text:p>嫁姑問題の真っ只中に立たされる</text:p>
            <text:p>男。</text:p>
            <text:p>家に帰るのが億劫で、頻繁に「ベ</text:p>
            <text:p>リーラッキー」を訪れている。</text:p>
          </table:table-cell>
          <table:table-cell/>
        </table:table-row>
        <table:table-row table:style-name="ro1">
          <table:table-cell office:value-type="string">
            <text:p>岩田 広道</text:p>
          </table:table-cell>
          <table:table-cell/>
        </table:table-row>
        <table:table-row table:style-name="ro7">
          <table:table-cell office:value-type="string">
            <text:p>パチパラ町の土地を狙う、土地ブ</text:p>
            <text:p>ローカー。</text:p>
            <text:p>手段を選ばず住民を無理やり立ち</text:p>
            <text:p>退かせようとする。</text:p>
          </table:table-cell>
          <table:table-cell/>
        </table:table-row>
        <table:table-row table:style-name="ro1">
          <table:table-cell office:value-type="string">
            <text:p>榎本 澄夫</text:p>
          </table:table-cell>
          <table:table-cell/>
        </table:table-row>
        <table:table-row table:style-name="ro2">
          <table:table-cell office:value-type="string">
            <text:p>大海町の寿司店、「えの鮨」の店</text:p>
            <text:p>主。ある日を境に失踪している。</text:p>
          </table:table-cell>
          <table:table-cell/>
        </table:table-row>
        <table:table-row table:style-name="ro1">
          <table:table-cell office:value-type="string">
            <text:p>岩田 広道</text:p>
          </table:table-cell>
          <table:table-cell/>
        </table:table-row>
        <table:table-row table:style-name="ro7">
          <table:table-cell office:value-type="string">
            <text:p>パチパラ町の土地を狙う、土地ブ</text:p>
            <text:p>ローカー。</text:p>
            <text:p>手段を選ばず住民を無理やり立ち</text:p>
            <text:p>退かせようとする。</text:p>
          </table:table-cell>
          <table:table-cell/>
        </table:table-row>
        <table:table-row table:style-name="ro1">
          <table:table-cell office:value-type="string">
            <text:p>榎本 澄夫</text:p>
          </table:table-cell>
          <table:table-cell/>
        </table:table-row>
        <table:table-row table:style-name="ro2">
          <table:table-cell office:value-type="string">
            <text:p>大海町の寿司店、「えの鮨」の店</text:p>
            <text:p>主。ある日を境に失踪している。</text:p>
          </table:table-cell>
          <table:table-cell/>
        </table:table-row>
        <table:table-row table:style-name="ro1">
          <table:table-cell office:value-type="string">
            <text:p>屋台</text:p>
          </table:table-cell>
          <table:table-cell/>
        </table:table-row>
        <table:table-row table:style-name="ro2">
          <table:table-cell office:value-type="string">
            <text:p>パチパラ町、大海町、出玉町を回</text:p>
            <text:p>るラーメン屋台。</text:p>
          </table:table-cell>
          <table:table-cell/>
        </table:table-row>
        <table:table-row table:style-name="ro1">
          <table:table-cell office:value-type="string">
            <text:p>ホステス あけみ</text:p>
          </table:table-cell>
          <table:table-cell/>
        </table:table-row>
        <table:table-row table:style-name="ro7">
          <table:table-cell office:value-type="string">
            <text:p>スナック「めぐみ」で慟くホステ</text:p>
            <text:p>ス。とある組織の親分の娘で、駆</text:p>
            <text:p>け落ち同然に結婚をし、かずみを</text:p>
            <text:p>授かった。夫とは死別している。</text:p>
          </table:table-cell>
          <table:table-cell/>
        </table:table-row>
        <table:table-row table:style-name="ro1">
          <table:table-cell office:value-type="string">
            <text:p>かずみ</text:p>
          </table:table-cell>
          <table:table-cell/>
        </table:table-row>
        <table:table-row table:style-name="ro7">
          <table:table-cell office:value-type="string">
            <text:p>ホステスあけみの娘。しかし、本</text:p>
            <text:p>当は男の子で、身を隠すために女</text:p>
            <text:p>の子の格好をあけみから強いられ</text:p>
            <text:p>ていた。本名は「かずや」。</text:p>
          </table:table-cell>
          <table:table-cell/>
        </table:table-row>
        <table:table-row table:style-name="ro1">
          <table:table-cell office:value-type="string">
            <text:p>コワモテの男</text:p>
          </table:table-cell>
          <table:table-cell/>
        </table:table-row>
        <table:table-row table:style-name="ro3">
          <table:table-cell office:value-type="string">
            <text:p>スナック「めぐみ」を訪れた人相</text:p>
            <text:p>の悪い男。どうやらあけみを探し</text:p>
            <text:p>ているらしい。</text:p>
          </table:table-cell>
          <table:table-cell/>
        </table:table-row>
        <table:table-row table:style-name="ro1">
          <table:table-cell office:value-type="string">
            <text:p>めぐみママ</text:p>
          </table:table-cell>
          <table:table-cell/>
        </table:table-row>
        <table:table-row table:style-name="ro3">
          <table:table-cell office:value-type="string">
            <text:p>スナック「めぐみ」のママ。</text:p>
            <text:p>行方の分からなくなった、あけみ</text:p>
            <text:p>とかずみのことを心配している。</text:p>
          </table:table-cell>
          <table:table-cell/>
        </table:table-row>
        <table:table-row table:style-name="ro1">
          <table:table-cell office:value-type="string">
            <text:p>静香</text:p>
          </table:table-cell>
          <table:table-cell/>
        </table:table-row>
        <table:table-row table:style-name="ro7">
          <table:table-cell office:value-type="string">
            <text:p>何者かに殺害された出玉町の「ク</text:p>
            <text:p>ラブ女豹」のホステス。</text:p>
            <text:p>静香はパチパラ町出身なのを言い</text:p>
            <text:p>たくなかったようだ。</text:p>
          </table:table-cell>
          <table:table-cell/>
        </table:table-row>
        <table:table-row table:style-name="ro1">
          <table:table-cell office:value-type="string">
            <text:p>直美</text:p>
          </table:table-cell>
          <table:table-cell/>
        </table:table-row>
        <table:table-row table:style-name="ro3">
          <table:table-cell office:value-type="string">
            <text:p>出玉町の「クラブ女豹」で慟くホ</text:p>
            <text:p>ステス。</text:p>
            <text:p>静香と同じパチパラ町の生まれ。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2">
          <table:table-cell office:value-type="string">
            <text:p>大海町の寿司店、「えの鮨」の店</text:p>
            <text:p>主。ある日を境に失踪している。</text:p>
          </table:table-cell>
          <table:table-cell/>
        </table:table-row>
        <table:table-row table:style-name="ro1">
          <table:table-cell office:value-type="string">
            <text:p>岩田 広道</text:p>
          </table:table-cell>
          <table:table-cell/>
        </table:table-row>
        <table:table-row table:style-name="ro3">
          <table:table-cell office:value-type="string">
            <text:p>「クラブ女豹」で静香を指名して</text:p>
            <text:p>いた男。眼鏡をかけており目つき</text:p>
            <text:p>が銳い人物のようだ。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4:42.15</dc:date>
    <meta:generator>OpenOffice/4.1.14$Win32 OpenOffice.org_project/4114m1$Build-9811</meta:generator>
    <meta:editing-duration>PT4H10M46S</meta:editing-duration>
    <meta:editing-cycles>16</meta:editing-cycles>
    <meta:document-statistic meta:table-count="1" meta:cell-count="74" meta:object-count="0"/>
  </office:meta>
</office:document-meta>
</file>